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ira Mono" svg:font-family="'Fira Mono'"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Fira Mono"/>
    </style:style>
    <style:style style:name="P2" style:family="paragraph" style:parent-style-name="Text_20_body">
      <style:text-properties style:font-name="Fira Mono"/>
    </style:style>
    <style:style style:name="T1" style:family="text">
      <style:text-properties fo:color="#000000" loext:opacity="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crum is a popular agile framework for delivering products in an iterative and incremental way. However, when multiple Scrum teams work on the same product, they may face challenges such as coordination, integration, alignment, and dependency management. To address these challenges, different frameworks to scale Scrum have been proposed, such as Scrum@Scale, LeSS, SAFe, and Nexus.</text:p>
      <text:p text:style-name="P2">How do these frameworks compare? Here are some key points of difference:</text:p>
      <text:p text:style-name="P2">- Scrum@Scale is based on three principles: small teams, scalable events, and scale-free architecture. It consists of two cycles: the Product Owner cycle and the Scrum Master cycle. It was created by Jeff Sutherland, one of the co-creators of Scrum.<text:line-break/>- LeSS (Large-Scale Scrum) is based on the idea of applying Scrum principles and practices to multiple teams without adding extra layers of complexity. It consists of two variants: LeSS (for 2-8 teams) and LeSS Huge (for 8+ teams). It has one product backlog, one product owner, one definition of done, and one potentially shippable product increment per sprint. It was created by Craig Larman and Bas Vodde.<text:line-break/>- SAFe (Scaled Agile Framework) is based on four core values: alignment, built-in quality, transparency, and program execution. It consists of four levels: team, program, large solution, and portfolio. Each level has its own roles, events, artifacts, and processes. It aims to align strategy with execution by applying lean-agile principles and practices across the enterprise. It was created by Dean Leffingwell.<text:line-break/>- Nexus is based on the concept of a Nexus, a group of 3-9 Scrum teams that work together to deliver a single product increment per sprint. Nexus minimally extends Scrum by adding one new role (the Nexus Integration Team), one new event (the Nexus Sprint Planning), and one new artifact (the Nexus Sprint Backlog). Nexus seeks to reduce complexity and dependencies by enabling teams to integrate their work frequently and continuously. It was created by Ken Schwaber, another co-creator of Scrum.</text:p>
      <text:p text:style-name="P2">Scaling a company or program with any of these frameworks can help in the release planning and the amount of work that can be released to the customer by providing a clear vision, roadmap, and backlog for the product; by ensuring alignment and coordination among teams; by <text:soft-page-break/>facilitating feedback and inspection; by improving quality and delivery speed; and by enabling continuous integration and delivery.</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ira Mono" svg:font-family="'Fira Mono'"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2T07:25:34.557855176</meta:creation-date>
    <dc:date>2023-06-22T07:27:18.275720498</dc:date>
    <meta:editing-duration>PT1M44S</meta:editing-duration>
    <meta:editing-cycles>1</meta:editing-cycles>
    <meta:document-statistic meta:table-count="0" meta:image-count="0" meta:object-count="0" meta:page-count="2" meta:paragraph-count="4" meta:word-count="383" meta:character-count="2428" meta:non-whitespace-character-count="2049"/>
    <meta:generator>LibreOffice/7.3.7.2$Linux_X86_64 LibreOffice_project/30$Build-2</meta:generator>
  </office:meta>
</office:document-meta>
</file>